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3_12-28-35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3_16-24-44_000.jpg</text:p>
          </table:table-cell>
          <table:table-cell table:style-name="ce22" office:value-type="string">
            <text:p>:bookmemo / 読んだ本 / 『異常とは何か』 / 著者=小俣和一郎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3]=&quot;&quot;;[.C3];CONCATENATE([.C3];&quot; / &quot;;[.E3]))" office:value-type="string" office:string-value=":bookmemo / 読んだ本 / 『異常とは何か』 / 著者=小俣和一郎">
            <text:p>:bookmemo / 読んだ本 / 『異常とは何か』 / 著者=小俣和一郎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3_17-16-52_000.jpg</text:p>
          </table:table-cell>
          <table:table-cell table:style-name="ce22" office:value-type="string">
            <text:p>:m :th / 自分が好きなことをやっている；生活に追われて忙しい；いずれかがないと、人間は狂う</text:p>
          </table:table-cell>
          <table:table-cell table:style-name="ce3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4]=&quot;&quot;;[.C4];CONCATENATE([.C4];&quot; / &quot;;[.E4]))" office:value-type="string" office:string-value=":m :th / 自分が好きなことをやっている；生活に追われて忙しい；いずれかがないと、人間は狂う">
            <text:p>:m :th / 自分が好きなことをやっている；生活に追われて忙しい；いずれかがないと、人間は狂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3_18-10-50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日報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5]=&quot;&quot;;[.C5];CONCATENATE([.C5];&quot; / &quot;;[.E5]))" office:value-type="string" office:string-value=":m 東和 PHOTO / 201002f / 新子安駅 / 横浜市神奈川区新子安一丁目２４番計画 / １名 / 向洋電機工業（熊谷組） / 日報">
            <text:p>:m 東和 PHOTO / 201002f / 新子安駅 / 横浜市神奈川区新子安一丁目２４番計画 / １名 / 向洋電機工業（熊谷組） / 日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3_18-36-52_000.jpg</text:p>
          </table:table-cell>
          <table:table-cell table:style-name="ce22" office:value-type="string">
            <text:p>:m RES 1*1 / free# JVEMV6 37#28_26.11 / 37. miscs of miscs / 28. anim.dessin / 26. 解剖 / theme=腰：筋肉,w:大腿直筋；中間広筋,notice=~,found=~ / N~</text:p>
          </table:table-cell>
          <table:table-cell table:style-name="ce18"/>
          <table:table-cell table:style-name="ce4"/>
          <table:table-cell table:style-name="ce4" office:value-type="string">
            <text:p>N-35-35-28.271484 E-139-34-49.379882</text:p>
          </table:table-cell>
          <table:table-cell table:style-name="ce35" table:formula="of:=IF([.E6]=&quot;&quot;;[.C6];CONCATENATE([.C6];&quot; / &quot;;[.E6]))" office:value-type="string" office:string-value=":m RES 1*1 / free# JVEMV6 37#28_26.11 / 37. miscs of miscs / 28. anim.dessin / 26. 解剖 / theme=腰：筋肉,w:大腿直筋；中間広筋,notice=~,found=~ / N~">
            <text:p>:m RES 1*1 / free# JVEMV6 37#28_26.11 / 37. miscs of miscs / 28. anim.dessin / 26. 解剖 / theme=腰：筋肉,w:大腿直筋；中間広筋,notice=~,found=~ / N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3_20-51-44_000.jpg</text:p>
          </table:table-cell>
          <table:table-cell table:style-name="ce22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3_23-41-52_000.jpg</text:p>
          </table:table-cell>
          <table:table-cell table:style-name="ce22" office:value-type="string">
            <text:p>:PHOTO 記録 / 経過記録；作ったもの / food=焼酎漬け / material=ローズマリー；芋焼酎,time=1003-2336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ローズマリー；芋焼酎,time=1003-2336">
            <text:p>:PHOTO 記録 / 経過記録；作ったもの / food=焼酎漬け / material=ローズマリー；芋焼酎,time=1003-2336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3_23-42-09_000.jpg</text:p>
          </table:table-cell>
          <table:table-cell table:style-name="ce22" office:value-type="string">
            <text:p>:PHOTO 記録 / 経過記録；作ったもの / food=焼酎漬け / material=バジル；芋焼酎,time=1003-2340</text:p>
          </table:table-cell>
          <table:table-cell table:style-name="ce18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9]=&quot;&quot;;[.C9];CONCATENATE([.C9];&quot; / &quot;;[.E9]))" office:value-type="string" office:string-value=":PHOTO 記録 / 経過記録；作ったもの / food=焼酎漬け / material=バジル；芋焼酎,time=1003-2340">
            <text:p>:PHOTO 記録 / 経過記録；作ったもの / food=焼酎漬け / material=バジル；芋焼酎,time=1003-234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4_00-18-29_000.jpg</text:p>
          </table:table-cell>
          <table:table-cell table:style-name="ce1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4_00-32-20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59875 E-139-34-48.885498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4_00-39-57_000.jpg</text:p>
          </table:table-cell>
          <table:table-cell table:style-name="ce1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5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4_00-53-21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4_01-56-27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4_09-22-08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4_09-25-08_000.mid</text:p>
          </table:table-cell>
          <table:table-cell table:style-name="ce8" office:value-type="string">
            <text:p>:in-mid / app=perfect-piano / 演奏、play / id-2020-1004-1 / category=melody,inst=~,for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in-mid / app=perfect-piano / 演奏、play / id-2020-1004-1 / category=melody,inst=~,for=~">
            <text:p>:in-mid / app=perfect-piano / 演奏、play / id-2020-1004-1 / category=melody,inst=~,for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4">2020/10/04</text:date>, <text:time>10:52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4T10:52:30.57</dc:date>
    <dc:creator>iwabuchi ken</dc:creator>
    <meta:editing-duration>P26DT7H24M40S</meta:editing-duration>
    <meta:editing-cycles>9928</meta:editing-cycles>
    <meta:document-statistic meta:table-count="1" meta:cell-count="458" meta:object-count="0"/>
  </office:meta>
</office:document-meta>
</file>